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4000000AA638E3853162A34B1.png" manifest:media-type="image/png"/>
  <manifest:file-entry manifest:full-path="Pictures/1000329A0000232800001194B569BC423E47FE69.svg" manifest:media-type="image/svg+xml"/>
  <manifest:file-entry manifest:full-path="Pictures/10000000000001900000019067C478140E539BE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e6b22"/>
    </style:style>
    <style:style style:name="P2" style:family="paragraph" style:parent-style-name="Standard">
      <style:paragraph-properties fo:text-align="center" style:justify-single-word="false"/>
      <style:text-properties officeooo:paragraph-rsid="00233954"/>
    </style:style>
    <style:style style:name="P3" style:family="paragraph" style:parent-style-name="Standard">
      <style:paragraph-properties fo:text-align="center" style:justify-single-word="false"/>
      <style:text-properties officeooo:paragraph-rsid="00f27e83"/>
    </style:style>
    <style:style style:name="P4" style:family="paragraph" style:parent-style-name="Standard">
      <style:paragraph-properties fo:text-align="center" style:justify-single-word="false"/>
      <style:text-properties fo:color="#c9211e" loext:opacity="100%" fo:font-weight="bold" officeooo:paragraph-rsid="0022f8dc" style:font-weight-asian="bold" style:font-weight-complex="bold"/>
    </style:style>
    <style:style style:name="P5" style:family="paragraph" style:parent-style-name="Standard">
      <style:paragraph-properties fo:text-align="center" style:justify-single-word="false"/>
      <style:text-properties fo:color="#c9211e" loext:opacity="100%" fo:font-weight="bold" officeooo:rsid="003dac74" officeooo:paragraph-rsid="00f27e83" style:font-weight-asian="bold" style:font-weight-complex="bold"/>
    </style:style>
    <style:style style:name="P6" style:family="paragraph" style:parent-style-name="Standard">
      <style:text-properties officeooo:rsid="00265f1a" officeooo:paragraph-rsid="00265f1a"/>
    </style:style>
    <style:style style:name="P7" style:family="paragraph" style:parent-style-name="Standard">
      <style:text-properties officeooo:rsid="00265f1a" officeooo:paragraph-rsid="0027b43b"/>
    </style:style>
    <style:style style:name="P8" style:family="paragraph" style:parent-style-name="Standard">
      <style:text-properties officeooo:rsid="0029d4bb" officeooo:paragraph-rsid="0029d4bb"/>
    </style:style>
    <style:style style:name="P9" style:family="paragraph" style:parent-style-name="Standard">
      <style:text-properties officeooo:rsid="002d007f" officeooo:paragraph-rsid="002d007f"/>
    </style:style>
    <style:style style:name="P10" style:family="paragraph" style:parent-style-name="Standard">
      <style:text-properties officeooo:rsid="002e618f" officeooo:paragraph-rsid="002e618f"/>
    </style:style>
    <style:style style:name="P11" style:family="paragraph" style:parent-style-name="Standard">
      <style:text-properties officeooo:rsid="002e618f" officeooo:paragraph-rsid="002f240a"/>
    </style:style>
    <style:style style:name="P12" style:family="paragraph" style:parent-style-name="Standard">
      <style:text-properties officeooo:paragraph-rsid="002f240a"/>
    </style:style>
    <style:style style:name="P13" style:family="paragraph" style:parent-style-name="Standard">
      <style:text-properties officeooo:rsid="0036c1a5" officeooo:paragraph-rsid="0036c1a5"/>
    </style:style>
    <style:style style:name="P14" style:family="paragraph" style:parent-style-name="Standard">
      <style:text-properties officeooo:rsid="00397148" officeooo:paragraph-rsid="00397148"/>
    </style:style>
    <style:style style:name="P15" style:family="paragraph" style:parent-style-name="Standard">
      <style:text-properties officeooo:rsid="003b3483" officeooo:paragraph-rsid="003b3483"/>
    </style:style>
    <style:style style:name="P16" style:family="paragraph" style:parent-style-name="Standard">
      <style:text-properties officeooo:rsid="003e5cb5" officeooo:paragraph-rsid="003e5cb5"/>
    </style:style>
    <style:style style:name="P17" style:family="paragraph" style:parent-style-name="Standard">
      <style:text-properties officeooo:rsid="003ef539" officeooo:paragraph-rsid="003ef539"/>
    </style:style>
    <style:style style:name="P18" style:family="paragraph" style:parent-style-name="Standard">
      <style:text-properties officeooo:rsid="0043cd86" officeooo:paragraph-rsid="0043cd86"/>
    </style:style>
    <style:style style:name="P19" style:family="paragraph" style:parent-style-name="Standard">
      <style:text-properties officeooo:rsid="0044c829" officeooo:paragraph-rsid="0044c829"/>
    </style:style>
    <style:style style:name="P20" style:family="paragraph" style:parent-style-name="Standard">
      <style:text-properties officeooo:rsid="0045fe69" officeooo:paragraph-rsid="0045fe69"/>
    </style:style>
    <style:style style:name="P21" style:family="paragraph" style:parent-style-name="Standard">
      <style:text-properties fo:font-weight="bold" officeooo:rsid="0045fe69" officeooo:paragraph-rsid="0045fe69" style:font-weight-asian="bold" style:font-weight-complex="bold"/>
    </style:style>
    <style:style style:name="P22" style:family="paragraph" style:parent-style-name="Standard">
      <style:text-properties fo:font-weight="bold" officeooo:rsid="0056d356" officeooo:paragraph-rsid="0056d356" style:font-weight-asian="bold" style:font-weight-complex="bold"/>
    </style:style>
    <style:style style:name="P23" style:family="paragraph" style:parent-style-name="Standard">
      <style:text-properties fo:font-weight="bold" officeooo:rsid="00681197" officeooo:paragraph-rsid="00681197" style:font-weight-asian="bold" style:font-weight-complex="bold"/>
    </style:style>
    <style:style style:name="P24" style:family="paragraph" style:parent-style-name="Standard">
      <style:text-properties fo:font-weight="bold" officeooo:rsid="006f54df" officeooo:paragraph-rsid="006f54df" style:font-weight-asian="bold" style:font-weight-complex="bold"/>
    </style:style>
    <style:style style:name="P25" style:family="paragraph" style:parent-style-name="Standard">
      <style:text-properties fo:font-weight="bold" officeooo:rsid="00734f91" officeooo:paragraph-rsid="00734f91" style:font-weight-asian="bold" style:font-weight-complex="bold"/>
    </style:style>
    <style:style style:name="P26" style:family="paragraph" style:parent-style-name="Standard">
      <style:text-properties fo:font-weight="bold" officeooo:rsid="0078b09e" officeooo:paragraph-rsid="0078b09e" style:font-weight-asian="bold" style:font-weight-complex="bold"/>
    </style:style>
    <style:style style:name="P27" style:family="paragraph" style:parent-style-name="Standard">
      <style:text-properties fo:font-weight="bold" officeooo:rsid="00c7c1cb" officeooo:paragraph-rsid="00c7c1cb" style:font-weight-asian="bold" style:font-weight-complex="bold"/>
    </style:style>
    <style:style style:name="P28" style:family="paragraph" style:parent-style-name="Standard">
      <style:text-properties fo:font-weight="bold" officeooo:rsid="00e3885c" officeooo:paragraph-rsid="00e3885c" style:font-weight-asian="bold" style:font-weight-complex="bold"/>
    </style:style>
    <style:style style:name="P29" style:family="paragraph" style:parent-style-name="Standard">
      <style:text-properties fo:font-weight="bold" officeooo:rsid="00e3d7f2" officeooo:paragraph-rsid="00e3d7f2" style:font-weight-asian="bold" style:font-weight-complex="bold"/>
    </style:style>
    <style:style style:name="P30" style:family="paragraph" style:parent-style-name="Standard">
      <style:paragraph-properties fo:text-align="center" style:justify-single-word="false"/>
      <style:text-properties fo:font-weight="bold" officeooo:rsid="00e699c8" officeooo:paragraph-rsid="00e699c8" style:font-weight-asian="bold" style:font-weight-complex="bold"/>
    </style:style>
    <style:style style:name="P31" style:family="paragraph" style:parent-style-name="Standard">
      <style:text-properties officeooo:rsid="004bdd55" officeooo:paragraph-rsid="004bdd55"/>
    </style:style>
    <style:style style:name="P32" style:family="paragraph" style:parent-style-name="Standard">
      <style:text-properties officeooo:rsid="004ff660" officeooo:paragraph-rsid="004ff660"/>
    </style:style>
    <style:style style:name="P33" style:family="paragraph" style:parent-style-name="Standard">
      <style:text-properties officeooo:rsid="0051141f" officeooo:paragraph-rsid="0051141f"/>
    </style:style>
    <style:style style:name="P34" style:family="paragraph" style:parent-style-name="Standard">
      <style:text-properties fo:font-weight="normal" officeooo:rsid="0059e024" officeooo:paragraph-rsid="0059e024" style:font-weight-asian="normal" style:font-weight-complex="normal"/>
    </style:style>
    <style:style style:name="P35" style:family="paragraph" style:parent-style-name="Standard">
      <style:text-properties fo:font-weight="normal" officeooo:rsid="005dfbbf" officeooo:paragraph-rsid="005dfbbf" style:font-weight-asian="normal" style:font-weight-complex="normal"/>
    </style:style>
    <style:style style:name="P36" style:family="paragraph" style:parent-style-name="Standard">
      <style:text-properties fo:font-weight="normal" officeooo:rsid="00601c82" officeooo:paragraph-rsid="00601c82" style:font-weight-asian="normal" style:font-weight-complex="normal"/>
    </style:style>
    <style:style style:name="P37" style:family="paragraph" style:parent-style-name="Standard">
      <style:text-properties fo:font-weight="normal" officeooo:rsid="0061a54f" officeooo:paragraph-rsid="0061a54f" style:font-weight-asian="normal" style:font-weight-complex="normal"/>
    </style:style>
    <style:style style:name="P38" style:family="paragraph" style:parent-style-name="Standard">
      <style:text-properties fo:font-weight="normal" officeooo:rsid="0062b1ee" officeooo:paragraph-rsid="0062b1ee" style:font-weight-asian="normal" style:font-weight-complex="normal"/>
    </style:style>
    <style:style style:name="P39" style:family="paragraph" style:parent-style-name="Standard">
      <style:text-properties fo:font-weight="normal" officeooo:rsid="00644315" officeooo:paragraph-rsid="00644315" style:font-weight-asian="normal" style:font-weight-complex="normal"/>
    </style:style>
    <style:style style:name="P40" style:family="paragraph" style:parent-style-name="Standard">
      <style:text-properties fo:font-weight="normal" officeooo:rsid="006bb860" officeooo:paragraph-rsid="006bb860" style:font-weight-asian="normal" style:font-weight-complex="normal"/>
    </style:style>
    <style:style style:name="P41" style:family="paragraph" style:parent-style-name="Standard">
      <style:text-properties fo:font-weight="normal" officeooo:rsid="006d0ed8" officeooo:paragraph-rsid="006d0ed8" style:font-weight-asian="normal" style:font-weight-complex="normal"/>
    </style:style>
    <style:style style:name="P42" style:family="paragraph" style:parent-style-name="Standard">
      <style:text-properties fo:font-weight="normal" officeooo:rsid="006f54df" officeooo:paragraph-rsid="006f54df" style:font-weight-asian="normal" style:font-weight-complex="normal"/>
    </style:style>
    <style:style style:name="P43" style:family="paragraph" style:parent-style-name="Standard">
      <style:text-properties fo:font-weight="normal" officeooo:rsid="0071b2ea" officeooo:paragraph-rsid="0071b2ea" style:font-weight-asian="normal" style:font-weight-complex="normal"/>
    </style:style>
    <style:style style:name="P44" style:family="paragraph" style:parent-style-name="Standard">
      <style:text-properties fo:font-weight="normal" officeooo:rsid="0073f489" officeooo:paragraph-rsid="0073f489" style:font-weight-asian="normal" style:font-weight-complex="normal"/>
    </style:style>
    <style:style style:name="P45" style:family="paragraph" style:parent-style-name="Standard">
      <style:text-properties fo:font-weight="normal" officeooo:rsid="0076eac9" officeooo:paragraph-rsid="0076eac9" style:font-weight-asian="normal" style:font-weight-complex="normal"/>
    </style:style>
    <style:style style:name="P46" style:family="paragraph" style:parent-style-name="Standard">
      <style:text-properties fo:font-weight="normal" officeooo:rsid="0078fed8" officeooo:paragraph-rsid="0078fed8" style:font-weight-asian="normal" style:font-weight-complex="normal"/>
    </style:style>
    <style:style style:name="P47" style:family="paragraph" style:parent-style-name="Standard">
      <style:text-properties fo:font-weight="normal" officeooo:rsid="007a8d71" officeooo:paragraph-rsid="007a8d71" style:font-weight-asian="normal" style:font-weight-complex="normal"/>
    </style:style>
    <style:style style:name="P48" style:family="paragraph" style:parent-style-name="Standard">
      <style:text-properties fo:font-weight="normal" officeooo:rsid="007de7c5" officeooo:paragraph-rsid="007de7c5" style:font-weight-asian="normal" style:font-weight-complex="normal"/>
    </style:style>
    <style:style style:name="P49" style:family="paragraph" style:parent-style-name="Standard">
      <style:text-properties fo:font-weight="normal" officeooo:rsid="007f6217" officeooo:paragraph-rsid="007f6217" style:font-weight-asian="normal" style:font-weight-complex="normal"/>
    </style:style>
    <style:style style:name="P50" style:family="paragraph" style:parent-style-name="Standard">
      <style:text-properties fo:font-weight="normal" officeooo:rsid="0083c9df" officeooo:paragraph-rsid="0083c9df" style:font-weight-asian="normal" style:font-weight-complex="normal"/>
    </style:style>
    <style:style style:name="P51" style:family="paragraph" style:parent-style-name="Standard">
      <style:text-properties fo:font-weight="normal" officeooo:rsid="0086ee37" officeooo:paragraph-rsid="0086ee37" style:font-weight-asian="normal" style:font-weight-complex="normal"/>
    </style:style>
    <style:style style:name="P52" style:family="paragraph" style:parent-style-name="Standard">
      <style:text-properties fo:font-weight="normal" officeooo:rsid="0087c4fa" officeooo:paragraph-rsid="0087c4fa" style:font-weight-asian="normal" style:font-weight-complex="normal"/>
    </style:style>
    <style:style style:name="P53" style:family="paragraph" style:parent-style-name="Standard">
      <style:text-properties fo:font-weight="normal" officeooo:rsid="008d46ba" officeooo:paragraph-rsid="008d46ba" style:font-weight-asian="normal" style:font-weight-complex="normal"/>
    </style:style>
    <style:style style:name="P54" style:family="paragraph" style:parent-style-name="Standard">
      <style:text-properties fo:font-weight="normal" officeooo:rsid="00904b28" officeooo:paragraph-rsid="00904b28" style:font-weight-asian="normal" style:font-weight-complex="normal"/>
    </style:style>
    <style:style style:name="P55" style:family="paragraph" style:parent-style-name="Standard">
      <style:text-properties fo:font-weight="normal" officeooo:rsid="0093356e" officeooo:paragraph-rsid="0093356e" style:font-weight-asian="normal" style:font-weight-complex="normal"/>
    </style:style>
    <style:style style:name="P56" style:family="paragraph" style:parent-style-name="Standard">
      <style:text-properties fo:font-weight="normal" officeooo:rsid="0097d9fa" officeooo:paragraph-rsid="0097d9fa" style:font-weight-asian="normal" style:font-weight-complex="normal"/>
    </style:style>
    <style:style style:name="P57" style:family="paragraph" style:parent-style-name="Standard">
      <style:text-properties fo:font-weight="normal" officeooo:rsid="0098899b" officeooo:paragraph-rsid="0098899b" style:font-weight-asian="normal" style:font-weight-complex="normal"/>
    </style:style>
    <style:style style:name="P58" style:family="paragraph" style:parent-style-name="Standard">
      <style:text-properties fo:font-weight="normal" officeooo:rsid="00998772" officeooo:paragraph-rsid="00998772" style:font-weight-asian="normal" style:font-weight-complex="normal"/>
    </style:style>
    <style:style style:name="P59" style:family="paragraph" style:parent-style-name="Standard">
      <style:text-properties fo:font-weight="normal" officeooo:rsid="009d6b1d" officeooo:paragraph-rsid="009d6b1d" style:font-weight-asian="normal" style:font-weight-complex="normal"/>
    </style:style>
    <style:style style:name="P60" style:family="paragraph" style:parent-style-name="Standard">
      <style:text-properties fo:font-weight="normal" officeooo:rsid="00a112cb" officeooo:paragraph-rsid="00a112cb" style:font-weight-asian="normal" style:font-weight-complex="normal"/>
    </style:style>
    <style:style style:name="P61" style:family="paragraph" style:parent-style-name="Standard">
      <style:text-properties fo:font-weight="normal" officeooo:rsid="00a3d946" officeooo:paragraph-rsid="00a3d946" style:font-weight-asian="normal" style:font-weight-complex="normal"/>
    </style:style>
    <style:style style:name="P62" style:family="paragraph" style:parent-style-name="Standard">
      <style:text-properties fo:font-weight="normal" officeooo:rsid="00a95db3" officeooo:paragraph-rsid="00a95db3" style:font-weight-asian="normal" style:font-weight-complex="normal"/>
    </style:style>
    <style:style style:name="P63" style:family="paragraph" style:parent-style-name="Standard">
      <style:text-properties fo:font-weight="normal" officeooo:rsid="00ad4ce1" officeooo:paragraph-rsid="00ad4ce1" style:font-weight-asian="normal" style:font-weight-complex="normal"/>
    </style:style>
    <style:style style:name="P64" style:family="paragraph" style:parent-style-name="Standard">
      <style:text-properties fo:font-weight="normal" officeooo:rsid="00b3949f" officeooo:paragraph-rsid="00b3949f" style:font-weight-asian="normal" style:font-weight-complex="normal"/>
    </style:style>
    <style:style style:name="P65" style:family="paragraph" style:parent-style-name="Standard">
      <style:text-properties fo:font-weight="normal" officeooo:rsid="00b77467" officeooo:paragraph-rsid="00b77467" style:font-weight-asian="normal" style:font-weight-complex="normal"/>
    </style:style>
    <style:style style:name="P66" style:family="paragraph" style:parent-style-name="Standard">
      <style:text-properties fo:font-weight="normal" officeooo:rsid="00bbed7b" officeooo:paragraph-rsid="00bbed7b" style:font-weight-asian="normal" style:font-weight-complex="normal"/>
    </style:style>
    <style:style style:name="P67" style:family="paragraph" style:parent-style-name="Standard">
      <style:text-properties fo:font-weight="normal" officeooo:rsid="00bd6248" officeooo:paragraph-rsid="00bd6248" style:font-weight-asian="normal" style:font-weight-complex="normal"/>
    </style:style>
    <style:style style:name="P68" style:family="paragraph" style:parent-style-name="Standard">
      <style:text-properties fo:font-weight="normal" officeooo:rsid="00bfb3c3" officeooo:paragraph-rsid="00bfb3c3" style:font-weight-asian="normal" style:font-weight-complex="normal"/>
    </style:style>
    <style:style style:name="P69" style:family="paragraph" style:parent-style-name="Standard">
      <style:text-properties fo:font-weight="normal" officeooo:rsid="00c49897" officeooo:paragraph-rsid="00c49897" style:font-weight-asian="normal" style:font-weight-complex="normal"/>
    </style:style>
    <style:style style:name="P70" style:family="paragraph" style:parent-style-name="Standard">
      <style:text-properties fo:font-weight="normal" officeooo:rsid="00ca95b8" officeooo:paragraph-rsid="00ca95b8" style:font-weight-asian="normal" style:font-weight-complex="normal"/>
    </style:style>
    <style:style style:name="P71" style:family="paragraph" style:parent-style-name="Standard">
      <style:text-properties fo:font-weight="normal" officeooo:rsid="00ce2967" officeooo:paragraph-rsid="00ce2967" style:font-weight-asian="normal" style:font-weight-complex="normal"/>
    </style:style>
    <style:style style:name="P72" style:family="paragraph" style:parent-style-name="Standard">
      <style:text-properties fo:font-weight="normal" officeooo:rsid="00d819fd" officeooo:paragraph-rsid="00d819fd" style:font-weight-asian="normal" style:font-weight-complex="normal"/>
    </style:style>
    <style:style style:name="P73" style:family="paragraph" style:parent-style-name="Standard">
      <style:text-properties fo:font-weight="normal" officeooo:rsid="00e1acf8" officeooo:paragraph-rsid="00e1acf8" style:font-weight-asian="normal" style:font-weight-complex="normal"/>
    </style:style>
    <style:style style:name="P74" style:family="paragraph" style:parent-style-name="Standard">
      <style:text-properties fo:font-weight="normal" officeooo:rsid="00df85bd" officeooo:paragraph-rsid="00df85bd" style:font-weight-asian="normal" style:font-weight-complex="normal"/>
    </style:style>
    <style:style style:name="P75" style:family="paragraph" style:parent-style-name="Standard">
      <style:text-properties fo:font-weight="normal" officeooo:rsid="00e53e34" officeooo:paragraph-rsid="00e53e34" style:font-weight-asian="normal" style:font-weight-complex="normal"/>
    </style:style>
    <style:style style:name="P76" style:family="paragraph">
      <loext:graphic-properties draw:fill="none"/>
      <style:paragraph-properties fo:text-align="center"/>
    </style:style>
    <style:style style:name="T1" style:family="text">
      <style:text-properties fo:color="#c9211e" loext:opacity="100%" fo:font-weight="bold" officeooo:rsid="003dac74" style:font-weight-asian="bold" style:font-weight-complex="bold"/>
    </style:style>
    <style:style style:name="T2" style:family="text">
      <style:text-properties officeooo:rsid="00233954"/>
    </style:style>
    <style:style style:name="T3" style:family="text">
      <style:text-properties officeooo:rsid="00248b75"/>
    </style:style>
    <style:style style:name="T4" style:family="text">
      <style:text-properties officeooo:rsid="00272ba5"/>
    </style:style>
    <style:style style:name="T5" style:family="text">
      <style:text-properties officeooo:rsid="0027b43b"/>
    </style:style>
    <style:style style:name="T6" style:family="text">
      <style:text-properties officeooo:rsid="0027eec2"/>
    </style:style>
    <style:style style:name="T7" style:family="text">
      <style:text-properties officeooo:rsid="002ba0c0"/>
    </style:style>
    <style:style style:name="T8" style:family="text">
      <style:text-properties officeooo:rsid="002d46dc"/>
    </style:style>
    <style:style style:name="T9" style:family="text">
      <style:text-properties officeooo:rsid="002f240a"/>
    </style:style>
    <style:style style:name="T10" style:family="text">
      <style:text-properties officeooo:rsid="003006b5"/>
    </style:style>
    <style:style style:name="T11" style:family="text">
      <style:text-properties officeooo:rsid="0030df5e"/>
    </style:style>
    <style:style style:name="T12" style:family="text">
      <style:text-properties officeooo:rsid="0032b7f0"/>
    </style:style>
    <style:style style:name="T13" style:family="text">
      <style:text-properties officeooo:rsid="0033b16a"/>
    </style:style>
    <style:style style:name="T14" style:family="text">
      <style:text-properties officeooo:rsid="0035542b"/>
    </style:style>
    <style:style style:name="T15" style:family="text">
      <style:text-properties officeooo:rsid="0037b1aa"/>
    </style:style>
    <style:style style:name="T16" style:family="text">
      <style:text-properties officeooo:rsid="0037fc1c"/>
    </style:style>
    <style:style style:name="T17" style:family="text">
      <style:text-properties fo:font-weight="bold" style:font-weight-asian="bold" style:font-weight-complex="bold"/>
    </style:style>
    <style:style style:name="T18" style:family="text">
      <style:text-properties officeooo:rsid="003eddb2"/>
    </style:style>
    <style:style style:name="T19" style:family="text">
      <style:text-properties officeooo:rsid="00403ced"/>
    </style:style>
    <style:style style:name="T20" style:family="text">
      <style:text-properties officeooo:rsid="00413a2c"/>
    </style:style>
    <style:style style:name="T21" style:family="text">
      <style:text-properties officeooo:rsid="0042c5a5"/>
    </style:style>
    <style:style style:name="T22" style:family="text">
      <style:text-properties officeooo:rsid="00452be6"/>
    </style:style>
    <style:style style:name="T23" style:family="text">
      <style:text-properties officeooo:rsid="0047b9a4"/>
    </style:style>
    <style:style style:name="T24" style:family="text">
      <style:text-properties officeooo:rsid="004a4af5"/>
    </style:style>
    <style:style style:name="T25" style:family="text">
      <style:text-properties officeooo:rsid="004bfd66"/>
    </style:style>
    <style:style style:name="T26" style:family="text">
      <style:text-properties officeooo:rsid="004c84ff"/>
    </style:style>
    <style:style style:name="T27" style:family="text">
      <style:text-properties officeooo:rsid="004e0908"/>
    </style:style>
    <style:style style:name="T28" style:family="text">
      <style:text-properties officeooo:rsid="0052f07a"/>
    </style:style>
    <style:style style:name="T29" style:family="text">
      <style:text-properties officeooo:rsid="0052fb35"/>
    </style:style>
    <style:style style:name="T30" style:family="text">
      <style:text-properties officeooo:rsid="00535c24"/>
    </style:style>
    <style:style style:name="T31" style:family="text">
      <style:text-properties officeooo:rsid="00550319"/>
    </style:style>
    <style:style style:name="T32" style:family="text">
      <style:text-properties officeooo:rsid="0056090c"/>
    </style:style>
    <style:style style:name="T33" style:family="text">
      <style:text-properties officeooo:rsid="005a32ba"/>
    </style:style>
    <style:style style:name="T34" style:family="text">
      <style:text-properties officeooo:rsid="005bd0be"/>
    </style:style>
    <style:style style:name="T35" style:family="text">
      <style:text-properties officeooo:rsid="005e6966"/>
    </style:style>
    <style:style style:name="T36" style:family="text">
      <style:text-properties officeooo:rsid="00653e10"/>
    </style:style>
    <style:style style:name="T37" style:family="text">
      <style:text-properties officeooo:rsid="0066f89d"/>
    </style:style>
    <style:style style:name="T38" style:family="text">
      <style:text-properties officeooo:rsid="006c81f2"/>
    </style:style>
    <style:style style:name="T39" style:family="text">
      <style:text-properties officeooo:rsid="006d8a0d"/>
    </style:style>
    <style:style style:name="T40" style:family="text">
      <style:text-properties officeooo:rsid="00753d03"/>
    </style:style>
    <style:style style:name="T41" style:family="text">
      <style:text-properties officeooo:rsid="007a8d71"/>
    </style:style>
    <style:style style:name="T42" style:family="text">
      <style:text-properties officeooo:rsid="007c6001"/>
    </style:style>
    <style:style style:name="T43" style:family="text">
      <style:text-properties officeooo:rsid="007d7606"/>
    </style:style>
    <style:style style:name="T44" style:family="text">
      <style:text-properties officeooo:rsid="007e8e94"/>
    </style:style>
    <style:style style:name="T45" style:family="text">
      <style:text-properties officeooo:rsid="0085846d"/>
    </style:style>
    <style:style style:name="T46" style:family="text">
      <style:text-properties officeooo:rsid="00863ccc"/>
    </style:style>
    <style:style style:name="T47" style:family="text">
      <style:text-properties officeooo:rsid="008866a5"/>
    </style:style>
    <style:style style:name="T48" style:family="text">
      <style:text-properties officeooo:rsid="0089bee5"/>
    </style:style>
    <style:style style:name="T49" style:family="text">
      <style:text-properties officeooo:rsid="008b7b11"/>
    </style:style>
    <style:style style:name="T50" style:family="text">
      <style:text-properties officeooo:rsid="008f246e"/>
    </style:style>
    <style:style style:name="T51" style:family="text">
      <style:text-properties officeooo:rsid="00946a7d"/>
    </style:style>
    <style:style style:name="T52" style:family="text">
      <style:text-properties officeooo:rsid="00951620"/>
    </style:style>
    <style:style style:name="T53" style:family="text">
      <style:text-properties officeooo:rsid="0096d11b"/>
    </style:style>
    <style:style style:name="T54" style:family="text">
      <style:text-properties officeooo:rsid="00997fd5"/>
    </style:style>
    <style:style style:name="T55" style:family="text">
      <style:text-properties officeooo:rsid="009b56f7"/>
    </style:style>
    <style:style style:name="T56" style:family="text">
      <style:text-properties officeooo:rsid="009c8a63"/>
    </style:style>
    <style:style style:name="T57" style:family="text">
      <style:text-properties officeooo:rsid="009ce494"/>
    </style:style>
    <style:style style:name="T58" style:family="text">
      <style:text-properties officeooo:rsid="009ef625"/>
    </style:style>
    <style:style style:name="T59" style:family="text">
      <style:text-properties officeooo:rsid="00a3fff2"/>
    </style:style>
    <style:style style:name="T60" style:family="text">
      <style:text-properties officeooo:rsid="00a50e12"/>
    </style:style>
    <style:style style:name="T61" style:family="text">
      <style:text-properties officeooo:rsid="00a581c5"/>
    </style:style>
    <style:style style:name="T62" style:family="text">
      <style:text-properties officeooo:rsid="00a6052b"/>
    </style:style>
    <style:style style:name="T63" style:family="text">
      <style:text-properties officeooo:rsid="00a6e43e"/>
    </style:style>
    <style:style style:name="T64" style:family="text">
      <style:text-properties officeooo:rsid="00a7c6eb"/>
    </style:style>
    <style:style style:name="T65" style:family="text">
      <style:text-properties officeooo:rsid="00aceed2"/>
    </style:style>
    <style:style style:name="T66" style:family="text">
      <style:text-properties officeooo:rsid="00af1c0e"/>
    </style:style>
    <style:style style:name="T67" style:family="text">
      <style:text-properties officeooo:rsid="00af9d5d"/>
    </style:style>
    <style:style style:name="T68" style:family="text">
      <style:text-properties officeooo:rsid="00b02ce1"/>
    </style:style>
    <style:style style:name="T69" style:family="text">
      <style:text-properties officeooo:rsid="00b1adb7"/>
    </style:style>
    <style:style style:name="T70" style:family="text">
      <style:text-properties officeooo:rsid="00b4bc82"/>
    </style:style>
    <style:style style:name="T71" style:family="text">
      <style:text-properties officeooo:rsid="00b4cd5e"/>
    </style:style>
    <style:style style:name="T72" style:family="text">
      <style:text-properties officeooo:rsid="00b5cdf7"/>
    </style:style>
    <style:style style:name="T73" style:family="text">
      <style:text-properties officeooo:rsid="00b9eb1d"/>
    </style:style>
    <style:style style:name="T74" style:family="text">
      <style:text-properties officeooo:rsid="00ba8c1c"/>
    </style:style>
    <style:style style:name="T75" style:family="text">
      <style:text-properties officeooo:rsid="00bbaa70"/>
    </style:style>
    <style:style style:name="T76" style:family="text">
      <style:text-properties officeooo:rsid="00bc10e8"/>
    </style:style>
    <style:style style:name="T77" style:family="text">
      <style:text-properties officeooo:rsid="00c19c1b"/>
    </style:style>
    <style:style style:name="T78" style:family="text">
      <style:text-properties officeooo:rsid="00c33ef3"/>
    </style:style>
    <style:style style:name="T79" style:family="text">
      <style:text-properties officeooo:rsid="00c692ff"/>
    </style:style>
    <style:style style:name="T80" style:family="text">
      <style:text-properties officeooo:rsid="00cffc96"/>
    </style:style>
    <style:style style:name="T81" style:family="text">
      <style:text-properties officeooo:rsid="00d1d6db"/>
    </style:style>
    <style:style style:name="T82" style:family="text">
      <style:text-properties officeooo:rsid="00d361c4"/>
    </style:style>
    <style:style style:name="T83" style:family="text">
      <style:text-properties officeooo:rsid="00d3bc2d"/>
    </style:style>
    <style:style style:name="T84" style:family="text">
      <style:text-properties officeooo:rsid="00d48e03"/>
    </style:style>
    <style:style style:name="T85" style:family="text">
      <style:text-properties officeooo:rsid="00d87b12"/>
    </style:style>
    <style:style style:name="T86" style:family="text">
      <style:text-properties officeooo:rsid="00d8f423"/>
    </style:style>
    <style:style style:name="T87" style:family="text">
      <style:text-properties officeooo:rsid="00d98a5a"/>
    </style:style>
    <style:style style:name="T88" style:family="text">
      <style:text-properties officeooo:rsid="00d99fef"/>
    </style:style>
    <style:style style:name="T89" style:family="text">
      <style:text-properties officeooo:rsid="00d9a3af"/>
    </style:style>
    <style:style style:name="T90" style:family="text">
      <style:text-properties officeooo:rsid="00dafdc4"/>
    </style:style>
    <style:style style:name="T91" style:family="text">
      <style:text-properties officeooo:rsid="00db65a9"/>
    </style:style>
    <style:style style:name="T92" style:family="text">
      <style:text-properties officeooo:rsid="00e3075f"/>
    </style:style>
    <style:style style:name="T93" style:family="text">
      <style:text-properties officeooo:rsid="00e72fac"/>
    </style:style>
    <style:style style:name="T94" style:family="text">
      <style:text-properties officeooo:rsid="00f096a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Image1 Copy 1" text:anchor-type="char" svg:x="-0.0409in" svg:y="0.6484in" svg:width="6.9252in" svg:height="6.9252in" draw:z-index="1"><draw:image xlink:href="Pictures/10000000000001900000019067C478140E539BE5.png" xlink:type="simple" xlink:show="embed" xlink:actuate="onLoad" draw:mime-type="image/png"/></draw:frame><text:span text:style-name="T1">ZİFİRİ</text:span></text:p>
      <text:p text:style-name="P5"><text:author-name text:fixed="false">Mert Gör</text:author-name></text:p>
      <text:p text:style-name="P3"><draw:frame text:anchor-type="paragraph" draw:z-index="0" draw:name="Shape1" draw:style-name="gr1" draw:text-style-name="P76" svg:width="2.363in" svg:height="1.1815in" svg:x="0in" svg:y="0in"><draw:image xlink:href="Pictures/1000329A0000232800001194B569BC423E47FE69.svg" xlink:type="simple" xlink:show="embed" xlink:actuate="onLoad" draw:mime-type="image/svg+xml"><text:p/></draw:image><draw:image xlink:href="Pictures/1000000100000154000000AA638E3853162A34B1.png" xlink:type="simple" xlink:show="embed" xlink:actuate="onLoad" draw:mime-type="image/png"/><svg:desc>140</svg:desc><loext:signatureline loext:id="{73A7B60D-4BCF-4AB7-9424-051C843DF35E}" loext:suggested-signer-name="Mert Gör" loext:suggested-signer-title="zifiri roman" loext:suggested-signer-email="mertgor@masscollabs.xyz" loext:signing-instructions="Mert Gör&#10;+905538364618&#10;GPG Key ID: 0x03E547D043AB6C8F&#10;https://www.masscollabs.xyz&#10;Masscollabs Services&#10;Free Software Free Society" loext:show-sign-date="true" loext:can-add-comment="true"/></draw:frame><text:line-break/><text:line-break/><text:line-break/><text:line-break/><text:line-break/><text:line-break/><text:line-break/><text:line-break/><text:span text:style-name="T94">Mert Gör</text:span></text:p>
      <text:p text:style-name="P2"><text:soft-page-break/><text:span text:style-name="T2">CC BY-SA 4.0 or later</text:span><text:line-break/></text:p>
      <text:p text:style-name="P4">Osman ile Kuddusi'nin konuşmasından... Osman Kuddusi'ye Selim'i anlatıyor</text:p>
      <text:p text:style-name="P1"/>
      <text:p text:style-name="P1">akşamları uyuyor sabahları kalkıyordu. aslında yanlış olan bir şey yok gibiydi. sadece bir yönü dikkatimi çekti... hep televizyonu açıp aynı kanala bakıp bakıp ağlama krizlerine giriyordu. bu genelde öğlen saatlerindeki ailevi konuların konuşulduğu yarı mahkeme duruşması gibi olan programlara bakarken oluyordu. kimbilir ... aklında<text:span text:style-name="T3">n</text:span> neler geçiyordu. kendisine hiç soramadım. Son gördüğümde elinde telefon biriyle hareretli olarak konuşuyordu. Sonra aniden telefonu kapattı ve gündüz saati 4 sularında kendini odasına kilitleyip bir süre çığlık attı. sesler bir süre sonra kesildi. aradan epey zaman geçti. 1 gün gibi ... ve o gün sonrasında onu odasında ölü bulduk. hakkın rahmetine kavuştu ama arkasında bir sır perdesi ve bir de karmakarışık not defteri bırakarak...</text:p>
      <text:p text:style-name="P1"/>
      <text:p text:style-name="P1">Cevapları acaba bu not defterinde bulabilir miyiz sizce ? Telefonu incelesek ? belki kayıtlara ulaşabiliriz... ya da sosyal ağını yani onunla bir şekilde daha önce konuşmuş insanlarla iletişime geçmeye çalışsak ...</text:p>
      <text:p text:style-name="P1"/>
      <text:p text:style-name="P1">bir kaygı kapladı içimi ve bu beni dürtükledi...</text:p>
      <text:p text:style-name="P1"/>
      <text:p text:style-name="P1">bir girdabın içinde hissediyorum kendimi...</text:p>
      <text:p text:style-name="P1"/>
      <text:p text:style-name="P1">kapı çaldı gidip bakmalıyım...</text:p>
      <text:p text:style-name="P1"/>
      <text:p text:style-name="P1">(telefon üzerinden gerçekleşen bir konuşma)</text:p>
      <text:p text:style-name="P1"/>
      <text:p text:style-name="P6">…</text:p>
      <text:p text:style-name="P6"/>
      <text:p text:style-name="P7">Kapıya doğru yöneldim ama kapı gözünden baktığımda kimseyi göremedim. Kapıyı açtım etrafı gözetledim ama kimse yoktu. Ve sonra Selim’in not defterini okumaya karar verdim. <text:span text:style-name="T4">Defterin ön kapağında şu cümle mavi renkte bir yazıyla yazılmıştı : </text:span><text:span text:style-name="T5">Dilerim ki fani dünyada kimse, ömrünü mihnetle telef etmesin… internette araştırdım bu sözün sahibini ve Çetin Altan’ın bir yazısına başlık olan bir söz olduğunu </text:span><text:span text:style-name="T6">Rıza Tevfik ile ilişkili olduğunu öğrendim.</text:span></text:p>
      <text:p text:style-name="P7"/>
      <text:p text:style-name="P8">Bu yazıyı da okudum. <text:span text:style-name="T7">İnsanın insana olan bir bağlılık duygusu olduğunu anlatıyordu. Anlayana … Zira <text:s/>zartlar ile zurtlar hoş seda bırakmıyor gerçekten. </text:span></text:p>
      <text:p text:style-name="P8"/>
      <text:p text:style-name="P9">Bu yazı da beni ayrı bir heyecanlandırdı. Rıza Tevfik alıntısını araştırmaya koyuldum. İnternet sağolsun… bir pencereye sığan nedense bi<text:span text:style-name="T14">r</text:span> insana sığmıyor … yürek … mesafeler ortadan kalkıyor ama yüreksizlik derdi … <text:span text:style-name="T8">neyse !</text:span></text:p>
      <text:p text:style-name="P9"/>
      <text:p text:style-name="P10">Rıza Tevfik demiş ki :</text:p>
      <text:p text:style-name="P10"/>
      <text:p text:style-name="P10">Dilek şiirinde </text:p>
      <text:p text:style-name="P10"/>
      <text:p text:style-name="P11">Dilerim ki fani dünyada kimse ömrünü mihnetle telef etmesin fakat kamil adam olmak isterse elem çektiğine esef etmesin diyor internet daha doğrusu Rıza Tevfik. Serab-ı Ömrüm 1947’de.</text:p>
      <text:p text:style-name="P12"/>
      <text:p text:style-name="P12"><text:span text:style-name="T9">Bir de resim buluyorum hemen defterin 2. sayfasının arasına iliştirilmiş. </text:span><text:span text:style-name="T10">Resimde bir gökkuşağı ve bir adam silüeti var. </text:span><text:span text:style-name="T11">Sanki şunu diyor : Ben rengarenk bir insanım ama renklere dokunamayan, onu </text:span><text:soft-page-break/><text:span text:style-name="T11">göremeyen. Kendisinin farkındalığında olamayan. </text:span><text:span text:style-name="T12">Işığı arayıp onu bulamayan. Karanlık yüzünü görebildiğimiz belli belirsiz bir resim. </text:span><text:span text:style-name="T13">Zıtlıkların birlikteliği gibi...</text:span><text:span text:style-name="T10"> </text:span><text:span text:style-name="T4"><text:s/></text:span></text:p>
      <text:p text:style-name="Standard"/>
      <text:p text:style-name="P13">Daha fazlasını okumak incelemek için defteri yanıma alıp ayrılıyorum Selim’in odasından. <text:span text:style-name="T15">Aslında bunu hiç yapmamalıydım. </text:span><text:span text:style-name="T16">Beni suçlayacaklarını biliyorum ama bu bir delildi ve ben onu yanıma almıştım. Belki fotokopisini çekebilirim diye …</text:span></text:p>
      <text:p text:style-name="P13"/>
      <text:p text:style-name="P14">Aracıma atlayıp farklı bir mekana sessizce düşünme amacımı gerçekleştireceğim bir ortama gidiyorum.</text:p>
      <text:p text:style-name="P14"/>
      <text:p text:style-name="P15"><text:span text:style-name="T17">22 Aralık 2017</text:span> </text:p>
      <text:p text:style-name="P15"/>
      <text:p text:style-name="P16">Yola çıktığımda bana eşlik etsin diye radyoyu açıyorum. Bir anons geçiyor ve diyor ki Selim Akyürek intihar etti. Selim’den bahsettiği kendi arkadaşım olan Selim olacaktır diye dikkat kesiliyorum. <text:span text:style-name="T18">Bir şekilde duyulmuş işte. Sanki ben öldürmüşüm suçluymuşum gibi yakalanma korkusuyla paniğe kapılıyorum.</text:span></text:p>
      <text:p text:style-name="P16"/>
      <text:p text:style-name="P17">Son sürat arabamı sürüyorum. Uzaklara gitmek için … ötelere … <text:span text:style-name="T19">beni ben bile bulmamalıyım. </text:span><text:span text:style-name="T20">Bir an evvel şu defteri incelemem lazım. </text:span><text:span text:style-name="T21">Zira tahminim o ki Selimin odasına çoktan polisler gelmiş ve parmak izi okumaları ve diğer tüm adli işlemleri başlatmış olmalılar.</text:span></text:p>
      <text:p text:style-name="P17"/>
      <text:p text:style-name="P18">Neyse ki olağanüstü bir içerik duymuyorum. Yazlığıma vardığımda yazlıkta kimsenin olmadığından emin olduktan sonra bir fincan kahve alıp defteri okumaya koyuluyorum.</text:p>
      <text:p text:style-name="P18"/>
      <text:p text:style-name="P19">İlk cümle : ben biz diyerek varız. <text:span text:style-name="T22">Peki bu sözden anlatmak istediği ne ? Bir düşünce biçimini mi savunuyor , bir gruba aidiyetini mi anlatmak istiyor ? Yoksa öylesine söylenmiş süslü bir söz mü.</text:span></text:p>
      <text:p text:style-name="P19"/>
      <text:p text:style-name="P20">Ve Selim Akyürek imzalı bir şiir görüyorum. <text:span text:style-name="T23">Şiir şöyle yazılmış adı da zifiri :</text:span></text:p>
      <text:p text:style-name="P20"/>
      <text:p text:style-name="P21">zifiri</text:p>
      <text:p text:style-name="P20"/>
      <text:p text:style-name="P20">Kır saatleri yarın bugündür</text:p>
      <text:p text:style-name="P20">Düşlerinde gördüğün önündeki dündür</text:p>
      <text:p text:style-name="P20">Bırak kendini kumsaldaki dalgalara</text:p>
      <text:p text:style-name="P20">Belki de kazandığın bir ömürdür</text:p>
      <text:p text:style-name="P20"/>
      <text:p text:style-name="P20">Çünkü dalgalarla geliyorum sana</text:p>
      <text:p text:style-name="P20">Ve aşkın saatini kurmaya</text:p>
      <text:p text:style-name="P20">Bu sesimi duyurmaya</text:p>
      <text:p text:style-name="P20">Varmadan o son sabaha</text:p>
      <text:p text:style-name="P20"/>
      <text:p text:style-name="P20">Güneş tabiatın sana eş</text:p>
      <text:p text:style-name="P20">Verdiği bir sır gibi kalleş</text:p>
      <text:p text:style-name="P20">Hançerliyor seni sırtından</text:p>
      <text:p text:style-name="P20">Uzaklardan sesleniyorum sana</text:p>
      <text:p text:style-name="P20">Duyuyor musun beni</text:p>
      <text:p text:style-name="P20">Kır saatleri yarın bugündür</text:p>
      <text:p text:style-name="P20"/>
      <text:p text:style-name="P20">Ve dalgalarla geliyorum sana </text:p>
      <text:p text:style-name="P20">İçindeki yarayı bırak dalgalara</text:p>
      <text:p text:style-name="P20"><text:soft-page-break/></text:p>
      <text:p text:style-name="P20"/>
      <text:p text:style-name="P20">Sadece bir düş</text:p>
      <text:p text:style-name="P20">Yetecek sana bir ömür</text:p>
      <text:p text:style-name="P20">Ve şimdi yankılarına uyandım o sessiz sabaha</text:p>
      <text:p text:style-name="P20"/>
      <text:p text:style-name="P20">Dalgalarda kaybolmaya</text:p>
      <text:p text:style-name="P20"/>
      <text:p text:style-name="P20">Sahilden çok uzaklarda bir ülke kurmaya</text:p>
      <text:p text:style-name="P20">Gidelim bir ömür boyunca </text:p>
      <text:p text:style-name="P20">Düşlerin ötesinde kavuşmaya</text:p>
      <text:p text:style-name="P20">Uyan !</text:p>
      <text:p text:style-name="P20"/>
      <text:p text:style-name="P20">Zifiri - <text:span text:style-name="T23">Selim Akyürek </text:span><text:span text:style-name="T24">13 Aralık 2013 yazıyor</text:span></text:p>
      <text:p text:style-name="P20"/>
      <text:p text:style-name="P31">Açıkça söylemek gerekirse epey ilgimi çeken depresif bir şiir. Kimin için yazılmış kimi anlatan veya neyi anlatan bir yazı olduğunu merak ediyorum. <text:span text:style-name="T25">Ancak şimdilik burada okumamı bırakıyorum. </text:span><text:span text:style-name="T26">Kahvem için şeker aramaya koyul</text:span><text:span text:style-name="T27">uy</text:span><text:span text:style-name="T26">orum.</text:span></text:p>
      <text:p text:style-name="P31"/>
      <text:p text:style-name="P32">Ne var ki uzun zamandır yazlıkta yoktum ve şeker bitmiş !</text:p>
      <text:p text:style-name="P32"/>
      <text:p text:style-name="P33">Kahvemden bir yudum aldıktan sonra telefonumdan bir şarkı açıyorum. <text:span text:style-name="T28">Sanırım Bach çalıyor. </text:span><text:span text:style-name="T29">Yaylılar için bestelenmiş bir eser. </text:span><text:span text:style-name="T30">1041 olmalı. </text:span><text:span text:style-name="T31">Belki de benzettim. </text:span><text:span text:style-name="T32">Pek konsantre olamadığımdan kapatıyorum. Ve biraz uyumak amacıyla kendimi kanepeye bırakıyorum.</text:span></text:p>
      <text:p text:style-name="P33"/>
      <text:p text:style-name="P22">Saat 20:15 İstanbul Silivri…</text:p>
      <text:p text:style-name="P22"/>
      <text:p text:style-name="P34">Tam uykuya daldım derken aniden zil sesi telefon sesi beni uyandırıyor. <text:span text:style-name="T33">Doktorum beni arıyor. </text:span><text:span text:style-name="T34">Diyet programımı değiştirdiğini artık daha fazla yemek yiyebileceğimi ancak kan tahlilleri için ofisine gelmemi söylüyor.</text:span></text:p>
      <text:p text:style-name="P34"/>
      <text:p text:style-name="P35">Kendisine bana bir hafta daha izin tanıması için ısrar ediyorum. Ve o bunu kabul ediyor. <text:span text:style-name="T35">Bir haftada Selim’in defterini okumam lazım…</text:span></text:p>
      <text:p text:style-name="P35"/>
      <text:p text:style-name="P36">Defteri rastgele okumaya başlıyorum.</text:p>
      <text:p text:style-name="P36"/>
      <text:p text:style-name="P37">Bir şiir daha görüyorum… Açıkçası Selim bunu şiir olarak mı yazdı yoksa bir şeyler mi anlatmak istiyor bilemiyorum.<text:tab/></text:p>
      <text:p text:style-name="P37"/>
      <text:p text:style-name="P37">01 - into the light</text:p>
      <text:p text:style-name="P37"/>
      <text:p text:style-name="P37">ne zaman aklıma gelsen</text:p>
      <text:p text:style-name="P37">geri dönüşü yok biliyorum</text:p>
      <text:p text:style-name="P37">seni sevdiğim zamanlar</text:p>
      <text:p text:style-name="P37">ışıklar içinde yürüyorum</text:p>
      <text:p text:style-name="P37"/>
      <text:p text:style-name="P37">gökyüzünde yürüsem nefessiz</text:p>
      <text:p text:style-name="P37">aşkın arzına çıksam sensiz</text:p>
      <text:p text:style-name="P37">başlamak yeni bir sevdaya</text:p>
      <text:p text:style-name="P37"><text:soft-page-break/>durup durup sebepsiz</text:p>
      <text:p text:style-name="P37"/>
      <text:p text:style-name="P37">gidiyorum yeni yurduma</text:p>
      <text:p text:style-name="P37">ve orada bulacağım seni</text:p>
      <text:p text:style-name="P37">amasız bir hürriyet</text:p>
      <text:p text:style-name="P37">ve gözyaşları kalbimde</text:p>
      <text:p text:style-name="P37"/>
      <text:p text:style-name="P37">ışıklara doğru sonsuz sevginle</text:p>
      <text:p text:style-name="P37"/>
      <text:p text:style-name="P38">Birisi hakkında yazıldığını düşündürüyor. Ama ne sebeple bilemiyorum. </text:p>
      <text:p text:style-name="P38"/>
      <text:p text:style-name="P39">Kahvemi tazelemek için mutfağa gidiyorum. <text:span text:style-name="T36">Aklımdan geçen şey şu bu bir şiir değil, belki bir şarkı sözü de değil, bir kanıt… </text:span><text:span text:style-name="T37">Ama neye işaret ettiğini anlamak için araştırma yapmam ve bunu kimseyi rahatsız etmeden yapmam lazım.</text:span></text:p>
      <text:p text:style-name="P39"/>
      <text:p text:style-name="P23">Saat 23:00 uyuyorum artık</text:p>
      <text:p text:style-name="P23"/>
      <text:p text:style-name="P40">Telefonumun alarmını açık unutmuşum yine ! Kahretsin ! Bir de ne göreyim dolu mesaj var WhatsApp’te… Kuddusi başta olmak üzere pek çok arkadaşım bana yazmış. <text:span text:style-name="T38">Nerede olduğumu merak eden sorular …</text:span></text:p>
      <text:p text:style-name="P40"/>
      <text:p text:style-name="P41">Tekrar uykuya dalmak istiyorum ancak bir kere gördüm o mesajları… Ne yapıp edip bir yolunu bulup kendimi <text:span text:style-name="T39">bu </text:span>sıkıntıdan kurtarmam lazım.</text:p>
      <text:p text:style-name="P41"/>
      <text:p text:style-name="P42">Şöyle gözümü kestiren ilk mesajı okuyorum. </text:p>
      <text:p text:style-name="P42"/>
      <text:p text:style-name="P24">… nerede olduğunu biliyorum !</text:p>
      <text:p text:style-name="P42"/>
      <text:p text:style-name="P42">Korktum ve kim olduğuna bakayım dedim ama ismi yoktu. Kim bilebilir kim olduğunu. Cevap yazmalıydım ama ne ? </text:p>
      <text:p text:style-name="P42"/>
      <text:p text:style-name="P43">Beni rahat bırak mı demeliydim ? Yoksa kim olduğunu kibarca sormalı mıydım ?</text:p>
      <text:p text:style-name="P43"/>
      <text:p text:style-name="P25">Saat 05:53 civarı</text:p>
      <text:p text:style-name="P25"/>
      <text:p text:style-name="P44">Bir anda başım döndü ve kendimi yere kapaklanırken buldum. Sanırım tansiyonum aniden düşmüştü. Ya da kalp krizi mi geçiriyordum ne ? <text:span text:style-name="T40">Yanımda ilaç da yoktu … saatlerce yerde kalamazdım da…</text:span></text:p>
      <text:p text:style-name="P44"/>
      <text:p text:style-name="P45">Beni bu hale düşüren neydi o kişi her kimse o mu ?</text:p>
      <text:p text:style-name="P45"/>
      <text:p text:style-name="P26">Saat 13:31</text:p>
      <text:p text:style-name="P26"/>
      <text:p text:style-name="P46">Uyumuşum ama uykum geldiği için değil, bayıldım desem daha doğru olacak… <text:span text:style-name="T41">Daha beterine hazırlıklı olmalıydım ama hazır da değildim…</text:span></text:p>
      <text:p text:style-name="P46"/>
      <text:p text:style-name="P47">Ve bir gürültü duymaya başladım. <text:span text:style-name="T42">Henüz kendimi doğrultacak güçte değilken bir seri ayak sesleri duymaya başladım. Kapım açıldı… </text:span><text:span text:style-name="T43">Bir gölge gördüm. </text:span></text:p>
      <text:p text:style-name="P47"/>
      <text:p text:style-name="P48">Seni almaya geldim dedi tok ve kalın bir sesle. <text:span text:style-name="T44">Nerede olduğunu biliyorum demiştim dedi ayrıca…</text:span></text:p>
      <text:p text:style-name="P48"><text:soft-page-break/></text:p>
      <text:p text:style-name="P50">Sürüklenerek bir arabaya bindirildim. <text:span text:style-name="T45">Ve gözlerim bağlandı. </text:span><text:span text:style-name="T46">Artık sadece arabanın gürültüsü ve belli belirsiz bir radyo sesi duyumsuyorum.</text:span></text:p>
      <text:p text:style-name="P50"/>
      <text:p text:style-name="P51">Benim adım mı geçti diye düşündüm bir an … sonra inanmadım bu ihtimale…</text:p>
      <text:p text:style-name="P51"/>
      <text:p text:style-name="P52">Ve yolda istifrağ ettim. Başım tekrar dönüyordu. <text:span text:style-name="T47">Kendimi uzun zamandır bu kadar halsiz ve çaresiz hissetmemiştim. </text:span><text:span text:style-name="T48">Bir yerde araba durdu. </text:span><text:span text:style-name="T49">Arabadan seslerden anladığım kadarıyla birden fazla kişi indi. </text:span></text:p>
      <text:p text:style-name="P52"/>
      <text:p text:style-name="P53">Birbirleriyle konuşuyorlardı. <text:span text:style-name="T50">Murat imiş birinin adı diğeri Murat Osman’ın bağlarını çöz ve üstüne giyecek yeni elbiseler ver diyordu.</text:span></text:p>
      <text:p text:style-name="P53"/>
      <text:p text:style-name="P54">Saatler geçti ve kendimi yine gözleri bağlı fakat bir masada otururken buldum. Sonra Murat adındaki kişinin benim göz bağımı çözmesi istendi. Ve önümde bir yemek masası ve defteri gördüm. Selim’in defterini...</text:p>
      <text:p text:style-name="P49"/>
      <text:p text:style-name="P55">Elime bir kağıt tutuşturdular. <text:span text:style-name="T51">Bir de tükenmez kalem… </text:span><text:span text:style-name="T52">m</text:span><text:span text:style-name="T51">avi renkte olduğunu anladım. </text:span><text:span text:style-name="T53">Bana kendileri ne söylüyorsa yazmam gerektiğini dikte ettiler.</text:span></text:p>
      <text:p text:style-name="P55"/>
      <text:p text:style-name="P56">Bunu yapamayacağımı söylemeyi düşünürken eklediler : Biz senin kurtarıcınız. Eğer biz olmazsak polis seni suçlu görecek zira Selim’i en son gören sendin.</text:p>
      <text:p text:style-name="P56"/>
      <text:p text:style-name="P57">Bunu nasıl bildiklerini sorduğumda cevap vermediler ve odadan ayrıldılar. <text:span text:style-name="T54">Bir cep telefonu vardı ama bana ait olan bu değildi. Aradan bir süre geçti. İstemeden yemeği yedim ve beklemeye koyuldum.</text:span></text:p>
      <text:p text:style-name="P57"/>
      <text:p text:style-name="P58">Sonra saat 21:04’te telefon bilinmeyen numara olarak çaldı. Açtım … <text:span text:style-name="T55">Murat idi… </text:span><text:span text:style-name="T56">Bana bazı direktifler verdi. </text:span><text:span text:style-name="T57">Özellikle not defterinin içinde yazdığı özel notları kesinlikle unutmam gerektiği ile ilgili şeylerdi.</text:span></text:p>
      <text:p text:style-name="P58"/>
      <text:p text:style-name="P59">Neler olup bittiğini anlamadan kendimi yine gözleri bağlanmış halde ve arabaya konulmuş halde buldum. <text:span text:style-name="T58">Ve 23:19’da kendimi Selim’in odasının karşısında buldum.</text:span></text:p>
      <text:p text:style-name="P59"/>
      <text:p text:style-name="P60"><text:span text:style-name="T17">Selim ve Ben</text:span> </text:p>
      <text:p text:style-name="P60"/>
      <text:p text:style-name="P61">“Ben Osman …” Merhaba ben Osman … <text:span text:style-name="T59">Selim ile ilk tanışmam biraz acemiceydi. </text:span><text:span text:style-name="T60">Onu ilk gördüğümde çok heyecanlanmıştım. </text:span><text:span text:style-name="T61">Benden daha uzun boylu ve iri yapılıydı. </text:span><text:span text:style-name="T62">Açıkçası ürkmüştüm. </text:span><text:span text:style-name="T63">Nedeni nedir bilmiyorum ama tek çocuk olarak büyümenin bir etkisi olabilir. Benden daha iyi birisi olarak algıladığım Selim’in bana yardımcı olabileceğini nereden bilebilirdim. </text:span><text:span text:style-name="T64">Dahası bana kötülük edebileceği gelmişti ilk başta aklıma…</text:span></text:p>
      <text:p text:style-name="P61"/>
      <text:p text:style-name="P62">Ancak arkadaş canlısı bir sesle o da “Merhaba !” dedi. <text:span text:style-name="T65">Bana yardımcı olmak istediğini ekledi. Ancak bir toplantısı olduğunu bununla birlikte eğer istersem benim de toplantıya katılabileceğimi söyledi.</text:span></text:p>
      <text:p text:style-name="P62"/>
      <text:p text:style-name="P63">Kuşkusuz evet dedim. <text:span text:style-name="T66">Arabasına atladım ve kısa süren bir trafikten sonra bir binaya vardık. </text:span><text:span text:style-name="T67">Eski bir apartmandı burası. </text:span><text:span text:style-name="T68">Selim ne iş yapıyor bilmiyordum ama sanki bir topluluk var ve beni bu topluluğa davet eden de Selim vardı. </text:span><text:span text:style-name="T69">Merağımı zor saklıyordum.</text:span></text:p>
      <text:p text:style-name="P63"/>
      <text:p text:style-name="P64"><text:soft-page-break/>Toplantıda toplam yedi kişiydik. <text:span text:style-name="T70">Başından sonuna kadar Selim konuştu ve herkes onu dinledi. </text:span><text:span text:style-name="T71">Konu birlikte çalışma kültürü adı altında özetlenebilecek farklı deneyimleri içeriyordu. </text:span><text:span text:style-name="T72">Ne var ki tek kelimesinden anlamamıştım. Zira çok heyecanlıydım.</text:span></text:p>
      <text:p text:style-name="P65">İşte o günden sonra neredeyse 20 yıl geçmişti. Selim ile aynı ofis ve ev ortamında çalışmaya başladığım tarih … <text:span text:style-name="T73">Birlikte program yani yazılım yazıyorduk. </text:span><text:span text:style-name="T74">O daha çok çeviri ve belgelendirme yapıyor, ve eğitimleri üstleniyordu. </text:span><text:span text:style-name="T75">Ben de kodu test ediyordum. Böyle uzun bir süre geçti. </text:span></text:p>
      <text:p text:style-name="P65"/>
      <text:p text:style-name="P66">Selimi hep neşeli görmeme rağmen son zamanlarda onu benden uzaklaştıran bir şey olduğunu keşfettim. <text:span text:style-name="T76">Ailesini kaybettikten sonra benimle de daha az konuşur olmuştu. </text:span></text:p>
      <text:p text:style-name="P66"/>
      <text:p text:style-name="P67">Ta ki odasına kapanıp intihar ettiği güne kadar…</text:p>
      <text:p text:style-name="P67"/>
      <text:p text:style-name="P68">Selim ilk başlarda bana karşı çok dürüsttü. Her zaman ne iş yaptığımı bilir ve onun söylediği çözüm önerilerini harfiyen uygulardım. <text:span text:style-name="T77">Ama o son güne kadar yani öncesinde birdenbire bana karşı otoriter ve buyurgan bir tavırla yaklaşır oldu. </text:span><text:span text:style-name="T78">Sanki 180 derece değişmişti ilişkimiz. </text:span></text:p>
      <text:p text:style-name="P68"/>
      <text:p text:style-name="P69">Projeleri artık gönüllülük esasıyla değil, zamanında bitmesi gereken zorunluluklar ve bitmediğinde de azar işittiğim iş günleri olarak göstermeye başladı. <text:span text:style-name="T79">Bir kere başıma geldi ama sonuç olarak beni azarlayan bir Selim vardı karşımda …</text:span></text:p>
      <text:p text:style-name="P69"/>
      <text:p text:style-name="P27">Ve 22 Aralık 2017…</text:p>
      <text:p text:style-name="P27"/>
      <text:p text:style-name="P70">söylesem tesiri yok sussam gönül razı değil</text:p>
      <text:p text:style-name="P70"/>
      <text:p text:style-name="P70">…</text:p>
      <text:p text:style-name="P70"/>
      <text:p text:style-name="P71">Bağırdığını anlayamadan Televizyondaki kanalın değiştiğini gördüm. Daha doğrusu haberlere geçildi. <text:span text:style-name="T80">Bir cinayet haberiydi. </text:span><text:span text:style-name="T81">Naz ve Serhat çifti intihar etmişti daha doğrusu… </text:span><text:span text:style-name="T82">Sonra içeride çığlıklar duyuldu ve bu ses kesildi. </text:span><text:span text:style-name="T83">1 gün sonra da zaten belirttiğim gibi Selim artık ölüydü… </text:span><text:span text:style-name="T84">Ya da uzun zamandır öyle idi … zira hayattan kendini soyutlamıştı…</text:span></text:p>
      <text:p text:style-name="P71"/>
      <text:p text:style-name="P72">Anlatmadım biliyorum, ben sadece deftere odaklanmış değildim. <text:span text:style-name="T85">Onun bilgisayarının şifresini de bildiğimden bir süre bilgisayarında neler olmuş aradım. </text:span><text:span text:style-name="T86">Ama vaktim azdı ve bunu hızlıca bitirmeliydim. </text:span><text:span text:style-name="T87">10 dakika sürmedi ve bir videoya denk geldim. </text:span><text:span text:style-name="T88">Bir mesajdı bu. </text:span><text:span text:style-name="T89">Ancak dili Türkçe değildi. </text:span><text:span text:style-name="T90">Ya Arapça ya da benzeri bir dildi. </text:span><text:span text:style-name="T91">Ben de vaktim az olduğu için videoyu ve bilgisayarı kapattım.</text:span></text:p>
      <text:p text:style-name="P71"/>
      <text:p text:style-name="P74">Belli belirsiz bir ses “la ilâhe illallah” diye fısıldıyordu. Arkasından da Allahu ekber sesini duydum sanki… Ama bu ne videosu veya ses kaydıydı...</text:p>
      <text:p text:style-name="P71"/>
      <text:p text:style-name="P73">En son Aleykümselam sesini duydum. <text:span text:style-name="T92">Ve bilgisayar kapandı.</text:span></text:p>
      <text:p text:style-name="P73"/>
      <text:p text:style-name="P28">31 Aralık 2017</text:p>
      <text:p text:style-name="P28"/>
      <text:p text:style-name="P29">Güne sabah altıda başlamak …</text:p>
      <text:p text:style-name="P29"/>
      <text:p text:style-name="P75">Telefon çaldı arayan Aylin idi … heyecanlı bir şekilde bana nasıl olduğumu sordu. Kendisiyle daha sonra konuşacağımı henüz yeni uyandığımı belirttim. Beni anlayışla karşıladı ama ekledi : yüz yüze görüşmemiz lazım. Ben de istemsizce kabul ettim. Ve tekrar uykuya daldım.</text:p>
      <text:p text:style-name="P75"><text:soft-page-break/></text:p>
      <text:p text:style-name="P75"/>
      <text:p text:style-name="P75"/>
      <text:p text:style-name="P30">“YABANCI”</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text:span text:style-name="T93">KORUNAK</text:span>”</text:p>
      <text:p text:style-name="P3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04:51:01.463267951</meta:creation-date>
    <dc:date>2025-01-06T18:26:04.592734793</dc:date>
    <meta:editing-duration>PT2H5M52S</meta:editing-duration>
    <meta:editing-cycles>199</meta:editing-cycles>
    <meta:generator>LibreOffice/7.4.7.2$Linux_X86_64 LibreOffice_project/40$Build-2</meta:generator>
    <dc:description>Zifiri roman özgür roman çalışması</dc:description>
    <meta:keyword>gerilim</meta:keyword>
    <dc:subject>zifiri roman</dc:subject>
    <dc:title>zifiri roman</dc:title>
    <dc:creator>Mert Gör</dc:creator>
    <meta:document-statistic meta:table-count="0" meta:image-count="1" meta:object-count="0" meta:page-count="9" meta:paragraph-count="123" meta:word-count="1869" meta:character-count="12711" meta:non-whitespace-character-count="10938"/>
  </office:meta>
</office:document-meta>
</file>